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0c8d" officeooo:paragraph-rsid="00110c8d"/>
    </style:style>
    <style:style style:name="P2" style:family="paragraph" style:parent-style-name="Standard">
      <style:text-properties fo:font-weight="bold" officeooo:rsid="0016b796" officeooo:paragraph-rsid="0016b796" style:font-weight-asian="bold" style:font-weight-complex="bold"/>
    </style:style>
    <style:style style:name="P3" style:family="paragraph" style:parent-style-name="Standard">
      <style:text-properties officeooo:rsid="0016b796" officeooo:paragraph-rsid="0016b796"/>
    </style:style>
    <style:style style:name="P4" style:family="paragraph" style:parent-style-name="Standard">
      <style:text-properties officeooo:rsid="0017fe3f" officeooo:paragraph-rsid="0017fe3f"/>
    </style:style>
    <style:style style:name="P5" style:family="paragraph" style:parent-style-name="Standard">
      <style:text-properties officeooo:rsid="001942fe" officeooo:paragraph-rsid="001942fe"/>
    </style:style>
    <style:style style:name="P6" style:family="paragraph" style:parent-style-name="Standard">
      <style:text-properties officeooo:rsid="001a2a0d" officeooo:paragraph-rsid="001cf817"/>
    </style:style>
    <style:style style:name="P7" style:family="paragraph" style:parent-style-name="Standard">
      <style:text-properties officeooo:rsid="001cf817" officeooo:paragraph-rsid="001cf817"/>
    </style:style>
    <style:style style:name="P8" style:family="paragraph" style:parent-style-name="Standard">
      <style:text-properties officeooo:rsid="001d8a0b" officeooo:paragraph-rsid="001d8a0b"/>
    </style:style>
    <style:style style:name="P9" style:family="paragraph" style:parent-style-name="Standard">
      <style:text-properties officeooo:rsid="001d8e71" officeooo:paragraph-rsid="001d8e71"/>
    </style:style>
    <style:style style:name="P10" style:family="paragraph" style:parent-style-name="Standard">
      <style:text-properties officeooo:rsid="00200bbf" officeooo:paragraph-rsid="00200bbf"/>
    </style:style>
    <style:style style:name="P11" style:family="paragraph" style:parent-style-name="Standard">
      <style:text-properties officeooo:rsid="00217e9d" officeooo:paragraph-rsid="00217e9d"/>
    </style:style>
    <style:style style:name="P12" style:family="paragraph" style:parent-style-name="Standard">
      <style:text-properties officeooo:rsid="0024acc9" officeooo:paragraph-rsid="0024acc9"/>
    </style:style>
    <style:style style:name="P13" style:family="paragraph" style:parent-style-name="Standard">
      <style:text-properties officeooo:rsid="00279975" officeooo:paragraph-rsid="00279975"/>
    </style:style>
    <style:style style:name="P14" style:family="paragraph" style:parent-style-name="Standard">
      <style:text-properties fo:font-weight="bold" officeooo:rsid="002c13d5" officeooo:paragraph-rsid="002c13d5" style:font-weight-asian="bold" style:font-weight-complex="bold"/>
    </style:style>
    <style:style style:name="P15" style:family="paragraph" style:parent-style-name="Standard">
      <style:text-properties officeooo:rsid="002dc496" officeooo:paragraph-rsid="002dc496"/>
    </style:style>
    <style:style style:name="P16" style:family="paragraph" style:parent-style-name="Standard">
      <style:text-properties officeooo:rsid="002ecd50" officeooo:paragraph-rsid="002ecd50"/>
    </style:style>
    <style:style style:name="P17" style:family="paragraph" style:parent-style-name="Standard">
      <style:text-properties officeooo:rsid="00312873" officeooo:paragraph-rsid="00312873"/>
    </style:style>
    <style:style style:name="P18" style:family="paragraph" style:parent-style-name="Standard">
      <style:text-properties officeooo:rsid="0031e874" officeooo:paragraph-rsid="0031e874"/>
    </style:style>
    <style:style style:name="P19" style:family="paragraph" style:parent-style-name="Standard">
      <style:text-properties officeooo:rsid="002c13d5" officeooo:paragraph-rsid="002c13d5"/>
    </style:style>
    <style:style style:name="P20" style:family="paragraph" style:parent-style-name="Standard">
      <style:text-properties officeooo:rsid="001a2a0d" officeooo:paragraph-rsid="001a2a0d"/>
    </style:style>
    <style:style style:name="T1" style:family="text">
      <style:text-properties officeooo:rsid="00117be0"/>
    </style:style>
    <style:style style:name="T2" style:family="text">
      <style:text-properties officeooo:rsid="0013708b"/>
    </style:style>
    <style:style style:name="T3" style:family="text">
      <style:text-properties officeooo:rsid="0013f8cc"/>
    </style:style>
    <style:style style:name="T4" style:family="text">
      <style:text-properties officeooo:rsid="00155a2d"/>
    </style:style>
    <style:style style:name="T5" style:family="text">
      <style:text-properties officeooo:rsid="00165428"/>
    </style:style>
    <style:style style:name="T6" style:family="text">
      <style:text-properties officeooo:rsid="0016e42e"/>
    </style:style>
    <style:style style:name="T7" style:family="text">
      <style:text-properties officeooo:rsid="0017fe3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a2a0d"/>
    </style:style>
    <style:style style:name="T10" style:family="text">
      <style:text-properties officeooo:rsid="001b37d4"/>
    </style:style>
    <style:style style:name="T11" style:family="text">
      <style:text-properties officeooo:rsid="001a9b0d"/>
    </style:style>
    <style:style style:name="T12" style:family="text">
      <style:text-properties officeooo:rsid="001d8e71"/>
    </style:style>
    <style:style style:name="T13" style:family="text">
      <style:text-properties officeooo:rsid="001e2d70"/>
    </style:style>
    <style:style style:name="T14" style:family="text">
      <style:text-properties officeooo:rsid="001f92d6"/>
    </style:style>
    <style:style style:name="T15" style:family="text">
      <style:text-properties fo:font-weight="bold" officeooo:rsid="00211558" style:font-weight-asian="bold" style:font-weight-complex="bold"/>
    </style:style>
    <style:style style:name="T16" style:family="text">
      <style:text-properties officeooo:rsid="00211558"/>
    </style:style>
    <style:style style:name="T17" style:family="text">
      <style:text-properties officeooo:rsid="0025aca1"/>
    </style:style>
    <style:style style:name="T18" style:family="text">
      <style:text-properties officeooo:rsid="002799f1"/>
    </style:style>
    <style:style style:name="T19" style:family="text">
      <style:text-properties fo:font-weight="bold" officeooo:rsid="002799f1" style:font-weight-asian="bold" style:font-weight-complex="bold"/>
    </style:style>
    <style:style style:name="T20" style:family="text">
      <style:text-properties officeooo:rsid="0028af8c"/>
    </style:style>
    <style:style style:name="T21" style:family="text">
      <style:text-properties officeooo:rsid="002a5202"/>
    </style:style>
    <style:style style:name="T22" style:family="text">
      <style:text-properties officeooo:rsid="002fa995"/>
    </style:style>
    <style:style style:name="T23" style:family="text">
      <style:text-properties officeooo:rsid="0031b0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commenti (<text:span text:style-name="T1">#</text:span>) non vengono letti dalla macchina e non rallentano l’esecuzione, sono importanti per la comprensione. <text:span text:style-name="T2">Bisogna sempre essere capaci di spiegare l’errore, per cui ce bisogno di una spiegazione completa. </text:span><text:span text:style-name="T3">Esistono due tipi di commenti: a riga singola e multiriga(“””). Shift +alt+ a per commentare. </text:span><text:span text:style-name="T4">Il primo commento serve a dare spiegazioni, mentre il secondo serve a bloccare un pezzo di codice </text:span><text:span text:style-name="T5">o a scrivere un testo ampio.</text:span></text:p>
      <text:p text:style-name="P1"/>
      <text:p text:style-name="P2">Variabili <text:span text:style-name="T6">e i loro tipi</text:span></text:p>
      <text:p text:style-name="P3"><text:span text:style-name="T6">Variabil</text:span><text:span text:style-name="T7">e</text:span><text:span text:style-name="T6">: </text:span><text:span text:style-name="T7">è uno spazio di memoria definito da un nome o un tipo che può variare.</text:span></text:p>
      <text:p text:style-name="P4">i nomi devono essere sempre descrittivi e brevi (se possibile).</text:p>
      <text:p text:style-name="P4"/>
      <text:p text:style-name="P5"><text:span text:style-name="T8">3 regole ferree</text:span>: non possono avere spazi, possono iniziare solo con lettere numeri e underscore, devono iniziare con una lettera minuscola. <text:span text:style-name="T9">Pag 20</text:span></text:p>
      <text:p text:style-name="P6">Bisogna assegnarle con un = per dargli un valore. Devono avere per forza nome e tipo.</text:p>
      <text:p text:style-name="P6"/>
      <text:p text:style-name="P6">Ci sono molti tipi di dati, in tutto OOP ci sono 2 macrotipologie di dati, basilari (già definiti dentro il linguaggio) e non basilari (li definiamo noi).</text:p>
      <text:p text:style-name="P6"><text:span text:style-name="T10">TIPI:</text:span> <text:span text:style-name="T11">Numeri intero e virgole, stringhe (tipo speciale), caratteri, booleani. </text:span><text:span text:style-name="T10">0 non è considerato un intero perché per la macchina è anche un valore booleano → mancanza di valore (false).</text:span></text:p>
      <text:p text:style-name="P7">Per i numeri con i decimali bisogna usare il punto, perché la virgola significa “E”.</text:p>
      <text:p text:style-name="P8">Le stringhe sono speciali perché ogni lettera rappresenta un singolo valore, perché le stringhe sono compost<text:span text:style-name="T12">e</text:span> di caratteri <text:span text:style-name="T12">(char)</text:span>, che sono il valore base delle stringhe. <text:span text:style-name="T13">Inoltre le stringhe hanno i metodi, sono l’unico tipo basilare che ha metodi propri. </text:span></text:p>
      <text:p text:style-name="P9">Il nostro imput attuale è monotipizzato (tastiera), per cui i char (caratteri) sono ancora utili, ma è questione di tempo in cui si useranno altri modi di imput. <text:span text:style-name="T14">Le stringhe modificano alcune caratteristiche, il + con le stringhe concatena invece di sommare. Per la macchina le stringhe partono dal valore 0 (python 6 lettere, 5 valori partendo da 0).</text:span></text:p>
      <text:p text:style-name="P10">Le stringhe non sono considerate oggetti. <text:span text:style-name="T15">Esplorazione dei metodi:</text:span><text:span text:style-name="T16"> cercare e capire come funziona i vari metodi.</text:span></text:p>
      <text:p text:style-name="P10"/>
      <text:p text:style-name="P11">BOOLEANI:</text:p>
      <text:p text:style-name="P11">== uguale a</text:p>
      <text:p text:style-name="P11">!= diverso da</text:p>
      <text:p text:style-name="P11">&lt; minore di</text:p>
      <text:p text:style-name="P11">&gt; maggiore di</text:p>
      <text:p text:style-name="P11">&lt;= minore o uguale a</text:p>
      <text:p text:style-name="P11">&gt;= maggiore o uguale a</text:p>
      <text:p text:style-name="P11"/>
      <text:p text:style-name="P12">A chi appartengono gli operatori logici? Alla logica, perché non appartiene strettamente al linguaggio di programmazione. <text:span text:style-name="T17">Rappresentazione astratta della logica umana dentro le macchine, sono And, Or o Not.</text:span></text:p>
      <text:p text:style-name="P12"><text:span text:style-name="T8">and</text:span>: restituisce True se entrambe le condizioni</text:p>
      <text:p text:style-name="P12">sono vere.</text:p>
      <text:p text:style-name="P12"><text:span text:style-name="T8">or</text:span>: restituisce True se almeno una delle</text:p>
      <text:p text:style-name="P12">condizioni è vera.</text:p>
      <text:p text:style-name="P12"><text:span text:style-name="T8">not</text:span>: restituisce il valore booleano opposto di</text:p>
      <text:p text:style-name="P12">ciò che segue.</text:p>
      <text:p text:style-name="P12"/>
      <text:p text:style-name="P13">Collezioni (aggregazioni) Python: <text:span text:style-name="T18">sono insiemi di valori con un unico nome, hanno 4 caratteristiche → </text:span><text:span text:style-name="T19">definizione, tipo, uguaglianza e modificabilità</text:span><text:span text:style-name="T18">.</text:span></text:p>
      <text:p text:style-name="P13"><text:span text:style-name="T20">Le liste sono la collezione di dati più utilizzata di python, si usano le [], possono contenere diversi tipo, e sono ordinate e modificabili. </text:span><text:span text:style-name="T21">Le liste hanno i metodi, ce ne sono alcuni basilari. Alcuni esempi comuni includono len() per ottenere</text:span>la lunghezza della lista, append() per aggiungere un <text:soft-page-break/>elemento alla fine della lista, insert() per inserire un elemento in una posizione specifica, remove() per rimuovere un elemento, sort() per ordinare gli elementi della lista e molti altri.</text:p>
      <text:p text:style-name="P13"/>
      <text:p text:style-name="P14">Controllo del Flusso</text:p>
      <text:p text:style-name="P15">Si riferisce alla gestione e dell’esecuzione del programma in base a determinate condizioni. Le principali istruzioni sono l’if, l’elif, else, for e while. CI sono due famiglie di controlli i cicli (while e for) e le condizioni (if e match).</text:p>
      <text:p text:style-name="P16">IF: è composto da due elementi, if e la condizione, il blocco con i due punti definisce un nuovo blocco di codice per cui richiede una nuova indentatura. <text:span text:style-name="T22">If ce ne può essere solo uno per blocco e deve essere all’inizio, vale lo stesso per else ma deve stare alla fine, in mezzo possono esserci infinite condizioni secondarie definite da elif.</text:span></text:p>
      <text:p text:style-name="P17">IF non ha metodi. <text:span text:style-name="T23">L’if annidato è un if dentro un altro if. Else definisce un blocco di codice da eseguire se le condizioni precedenti sono false.</text:span></text:p>
      <text:p text:style-name="P18">I blocchi di codice possono essere collassati,</text:p>
      <text:p text:style-name="P19"/>
      <text:p text:style-name="P13"/>
      <text:p text:style-name="P12"/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JetBrains Mono" fo:font-family="'JetBrains Mono'" style:font-family-generic="roman" style:font-pitch="variable" fo:font-size="12pt" style:font-size-asian="12pt"/>
    </style:style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3T08:50:00</meta:creation-date>
    <dc:date>2026-04-14T12:28:14.900536300</dc:date>
    <meta:editing-duration>PT3H38M29S</meta:editing-duration>
    <meta:editing-cycles>36</meta:editing-cycles>
    <meta:generator>LibreOffice/25.8.5.2$Windows_X86_64 LibreOffice_project/9c8b85f387cc00a89945a79c9e6239f32e450ac2</meta:generator>
    <dc:title> PYTHON - DATA Academy 2026</dc:title>
    <meta:initial-creator>House of TUBO</meta:initial-creator>
    <meta:keyword>DAGNONH11dQ</meta:keyword>
    <meta:keyword>BAESCUW8ka0</meta:keyword>
    <meta:keyword>0</meta:keyword>
    <meta:document-statistic meta:table-count="0" meta:image-count="0" meta:object-count="0" meta:page-count="2" meta:paragraph-count="33" meta:word-count="644" meta:character-count="3888" meta:non-whitespace-character-count="3276"/>
  </office:meta>
</office:document-meta>
</file>